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4389a"/>
    </style:style>
    <style:style style:name="P6" style:family="paragraph" style:parent-style-name="DocHeading1">
      <style:text-properties officeooo:rsid="0054389a"/>
    </style:style>
    <style:style style:name="P7" style:family="paragraph" style:parent-style-name="DocHeading1">
      <style:text-properties officeooo:rsid="0054389a" officeooo:paragraph-rsid="0054389a"/>
    </style:style>
    <style:style style:name="P8" style:family="paragraph" style:parent-style-name="DocHeading2">
      <style:text-properties officeooo:rsid="0054389a"/>
    </style:style>
    <style:style style:name="P9" style:family="paragraph" style:parent-style-name="DocHeading2">
      <style:text-properties officeooo:rsid="0054389a" officeooo:paragraph-rsid="0054389a"/>
    </style:style>
    <style:style style:name="P10" style:family="paragraph" style:parent-style-name="DocHeading2">
      <style:text-properties officeooo:paragraph-rsid="0055341b"/>
    </style:style>
    <style:style style:name="P11" style:family="paragraph" style:parent-style-name="DocHeading3">
      <style:text-properties officeooo:rsid="0054389a"/>
    </style:style>
    <style:style style:name="P12" style:family="paragraph" style:parent-style-name="DocCode">
      <style:text-properties officeooo:rsid="0054389a"/>
    </style:style>
    <style:style style:name="P13" style:family="paragraph" style:parent-style-name="DocText">
      <style:text-properties officeooo:rsid="0054389a"/>
    </style:style>
    <style:style style:name="P14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5" style:family="paragraph" style:parent-style-name="DocWarning">
      <style:text-properties officeooo:rsid="0054389a" officeooo:paragraph-rsid="0054389a"/>
    </style:style>
    <style:style style:name="P16" style:family="paragraph" style:parent-style-name="Text_20_body">
      <style:text-properties officeooo:rsid="0054389a" officeooo:paragraph-rsid="0054389a"/>
    </style:style>
    <style:style style:name="P17" style:family="paragraph" style:parent-style-name="Text_20_body" style:list-style-name="L1">
      <style:text-properties officeooo:rsid="0054389a" officeooo:paragraph-rsid="0054389a"/>
    </style:style>
    <style:style style:name="P18" style:family="paragraph" style:parent-style-name="Text_20_body" style:list-style-name="L2">
      <style:text-properties officeooo:rsid="0054389a" officeooo:paragraph-rsid="0054389a"/>
    </style:style>
    <style:style style:name="P19" style:family="paragraph" style:parent-style-name="Text_20_body" style:list-style-name="L3">
      <style:text-properties officeooo:rsid="0054389a" officeooo:paragraph-rsid="0054389a"/>
    </style:style>
    <style:style style:name="P20" style:family="paragraph" style:parent-style-name="Text_20_body" style:list-style-name="L4">
      <style:text-properties officeooo:rsid="0054389a" officeooo:paragraph-rsid="0054389a"/>
    </style:style>
    <style:style style:name="P21" style:family="paragraph" style:parent-style-name="Text_20_body" style:list-style-name="L5">
      <style:text-properties officeooo:rsid="0054389a" officeooo:paragraph-rsid="0054389a"/>
    </style:style>
    <style:style style:name="P22" style:family="paragraph" style:parent-style-name="Text_20_body" style:list-style-name="L6">
      <style:text-properties officeooo:rsid="0054389a" officeooo:paragraph-rsid="0054389a"/>
    </style:style>
    <style:style style:name="P23" style:family="paragraph" style:parent-style-name="Text_20_body">
      <style:text-properties officeooo:paragraph-rsid="0055341b"/>
    </style:style>
    <style:style style:name="P24" style:family="paragraph" style:parent-style-name="Text_20_body" style:list-style-name="L7">
      <style:text-properties officeooo:paragraph-rsid="0055341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4389a"/>
    </style:style>
    <style:style style:name="T4" style:family="text">
      <style:text-properties fo:font-style="italic" officeooo:rsid="0054389a" style:font-style-asian="italic" style:font-style-complex="italic"/>
    </style:style>
    <style:style style:name="T5" style:family="text">
      <style:text-properties officeooo:rsid="005534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4"><text:title>Directory Structure</text:title></text:p>
      <text:p text:style-name="P13">An oFreq analysis is completely contained within a specified root directory. <text:s/>This root directory can be anywhere on the file system. <text:s/>Under the root structure, inputs and outputs are organized into multiple files and folders.</text:p>
      <text:h text:style-name="P7" text:outline-level="1">File Extensions</text:h>
      <text:p text:style-name="P16">oFreq uses very simple file extensions for the program. <text:s/></text:p>
      <text:list xml:id="list12313678232" text:style-name="L1">
        <text:list-item>
          <text:p text:style-name="P17">All input files are given the extension: <text:s text:c="2"/>.in</text:p>
        </text:list-item>
        <text:list-item>
          <text:p text:style-name="P17">All output files are given the extension: <text:s/>.out</text:p>
        </text:list-item>
      </text:list>
      <text:h text:style-name="P6" text:outline-level="1">Structure of Inputs</text:h>
      <text:p text:style-name="P16">All the input files are located within two folders:</text:p>
      <text:list xml:id="list12046049901" text:style-name="L2">
        <text:list-item>
          <text:p text:style-name="P18">"system" folder</text:p>
        </text:list-item>
        <text:list-item>
          <text:p text:style-name="P18">"constant" folder</text:p>
        </text:list-item>
      </text:list>
      <text:p text:style-name="P16">The folder names are specific. <text:s/>oFreq always expects folders with those given names. <text:s/>Folder names are never capitalized. <text:s/></text:p>
      <text:p text:style-name="DocNote"><text:span text:style-name="T3">No filenames in oFreq are capitalized. <text:s/>Other development projects have run into problems trying to build for Windows and Linux, because Linux filesystems distinguish between lowercase and uppercase letters. <text:s/>The developers relied on that feature and then the program would not work on MS Windows without major revision. <text:s/>oFreq will avoid the entire issue by </text:span><text:span text:style-name="T4">always</text:span><text:span text:style-name="T3"> using lowercase letters in every file and folder name.</text:span></text:p>
      <text:p text:style-name="P16">Within each folder, there are several input files.</text:p>
      <text:p text:style-name="P12"><text:s text:c="4"/>root folder/</text:p>
      <text:p text:style-name="P12"><text:s text:c="4"/>---&gt; <text:s/>system folder/</text:p>
      <text:p text:style-name="P12"><text:s text:c="4"/>---&gt; | ---&gt; control.in</text:p>
      <text:p text:style-name="P12"><text:s text:c="4"/>---&gt; <text:s/>constant folder/</text:p>
      <text:p text:style-name="P12"><text:s text:c="4"/>---&gt; | ---&gt; bodies.in</text:p>
      <text:p text:style-name="P12"><text:s text:c="4"/>---&gt; | ---&gt; data.in</text:p>
      <text:p text:style-name="P12"><text:s text:c="4"/>---&gt; | ---&gt; forces.in</text:p>
      <text:p text:style-name="P12"><text:s text:c="4"/>---&gt; | ---&gt; seaenv.in</text:p>
      <text:p text:style-name="P16"><text:s text:c="4"/></text:p>
      <text:h text:style-name="P8" text:outline-level="2"><text:soft-page-break/>System Folder</text:h>
      <text:p text:style-name="P16">The system folder controls the operation of the program. <text:s/>This goes beyond input and output data to specify exactly what type of analysis oFreq should conduct. <text:s/>Some of the basic inputs that get used by everything are also inside this folder. <text:s/>This folder contains the following input files:</text:p>
      <text:list xml:id="list1671626592" text:style-name="L3">
        <text:list-item>
          <text:p text:style-name="P19">control.in</text:p>
        </text:list-item>
      </text:list>
      <text:h text:style-name="P11" text:outline-level="3">Control.in</text:h>
      <text:p text:style-name="P16">The filename is "control.in", and oFreq expects that exact filename. <text:s/>Currently, this is the only file under the system folder. <text:s/>It controls the operation of the program.</text:p>
      <text:h text:style-name="P8" text:outline-level="2">Constant Folder</text:h>
      <text:p text:style-name="P16">The constant folder contains all the input files. <text:s/>These specify the physics details for the analysis. <text:s/>The folder contains the following files</text:p>
      <text:list xml:id="list773899718" text:style-name="L4">
        <text:list-item>
          <text:p text:style-name="P20">bodies.in</text:p>
        </text:list-item>
        <text:list-item>
          <text:p text:style-name="P20">data.in</text:p>
        </text:list-item>
        <text:list-item>
          <text:p text:style-name="P20">forces.in</text:p>
        </text:list-item>
        <text:list-item>
          <text:p text:style-name="P20">seaenv.in</text:p>
        </text:list-item>
      </text:list>
      <text:h text:style-name="P11" text:outline-level="3">Bodies.in</text:h>
      <text:p text:style-name="P16">The filename is "bodies.in", and oFreq expects that exact filename. <text:s/>This file combines many of the other elements and defines the body objects used in the analysis. <text:s/>The definition of a body object may include assignment of several other objects, which are defined in separate files. <text:s/>The body object is the central information storage concept. <text:s/>Many different elements are organized under this.</text:p>
      <text:h text:style-name="P11" text:outline-level="3">Data.in</text:h>
      <text:p text:style-name="P16">The filename is "data.in", and oFreq expects that exact filename. <text:s/>This file specifies the location of any hydrodyanmic data that gets included in the analysis.</text:p>
      <text:h text:style-name="P11" text:outline-level="3">Forces.in</text:h>
      <text:p text:style-name="P16">The filename is "forces.in", and oFreq expects that exact filename. <text:s/>This file defines the multiple force objects that can be used in the analysis. <text:s/>Definition of a force object does not require its use in the analysis. <text:s/>This file only contains the definition. <text:s/>The force objects are actually initialized and assigned in the bodies.in file. <text:s/>This separation allows the user to build a library of common forces and only use the forces they require.</text:p>
      <text:p text:style-name="P16">It is also perfectly possible to define a force object in the forces.in file and use it on multiple bodies in the bodies.in file. <text:s/></text:p>
      <text:p text:style-name="P15"><text:soft-page-break/>If you use a force definition on multiple bodies, be aware that changes to that force definition will affect all bodies that reference it.</text:p>
      <text:h text:style-name="P11" text:outline-level="3">Seaenv.in</text:h>
      <text:p text:style-name="P16">The filename is "seaenv.in", and oFreq expects that exact filename. <text:s/>This file defines multiple sea environments that can be used in the analysis. <text:s/>Definition of a sea environment does not require its use in the analysis. <text:s/>This file only contains the definitions. <text:s/>The individual environments are selected within the "control.in" file. <text:s/>This separation allows the user to build a library of common sea environment definitions and only use the definition they require.</text:p>
      <text:h text:style-name="P6" text:outline-level="1">Structure of Outputs</text:h>
      <text:p text:style-name="P16">On running an analysis, oFreq will generate multiple output files and organize the files into multiple folders. <text:s/>oFreq always generates all output files, regardless if they are needed for the analysis. <text:s/>The intent is that oFreq always supplies the most complete set of information. <text:s/>Any post processing programs can filter the selection of data from that output. <text:s/>The following example shows a typical layout of the directory structure.</text:p>
      <text:p text:style-name="P12">Project root folder/</text:p>
      <text:p text:style-name="P12">---&gt; <text:s/>directions</text:p>
      <text:p text:style-name="P12">---&gt; <text:s/>frequencies</text:p>
      <text:p text:style-name="P12">---&gt; <text:s/>d0 folder/</text:p>
      <text:p text:style-name="P12">---&gt; | ---&gt; <text:s/>outputfiles</text:p>
      <text:p text:style-name="P12">---&gt; <text:s/>d1 folder/</text:p>
      <text:p text:style-name="P12">---&gt; | ---&gt; <text:s/>outputfiles</text:p>
      <text:p text:style-name="P12">...</text:p>
      <text:p text:style-name="P12">---&gt; <text:s/>dN folder/</text:p>
      <text:p text:style-name="P12">---&gt; | ---&gt; <text:s/>outputfiles</text:p>
      <text:p text:style-name="P12"><text:s/></text:p>
      <text:p text:style-name="P12">---&gt; <text:s/>rd0 folder/</text:p>
      <text:p text:style-name="P12">---&gt; | ---&gt; resonant output files</text:p>
      <text:p text:style-name="P12">---&gt; <text:s/>rd1 folder/</text:p>
      <text:p text:style-name="P12">---&gt; | ---&gt; resonant output files</text:p>
      <text:p text:style-name="P12">...</text:p>
      <text:p text:style-name="P12">---&gt; <text:s/>rdN folder/</text:p>
      <text:p text:style-name="P12">---&gt; | ---&gt; resonant output files</text:p>
      <text:h text:style-name="P9" text:outline-level="2">Project Root Folder</text:h>
      <text:p text:style-name="P16">Under the project root folder are two very important output files.</text:p>
      <text:list xml:id="list710757098" text:style-name="L5">
        <text:list-item>
          <text:p text:style-name="P21">directions.out</text:p>
        </text:list-item>
        <text:list-item>
          <text:p text:style-name="P21">frequencies.out</text:p>
        </text:list-item>
      </text:list>
      <text:p text:style-name="P16">These are index files. <text:s/>All the calculated outputs depend on wave direction and wave frequency. <text:s/>But the directions and frequencies are not included in any list of outputs. <text:s/>Everything is simply presented in ordered lists. <text:s/>The sequence of the lists corresponds to the sequence that they appear in these two files under the root directory.</text:p>
      <text:p text:style-name="P5"><text:span text:style-name="T3">For example, all wave directions are given a folder. <text:s/>They start from d0 and count up. <text:s/>The folder for d0 corresponds to the first wave direction listed in the file directions.out. <text:s/>The folder d1 corresponds to the </text:span><text:soft-page-break/><text:span text:style-name="T3">second wave direction listed in the file directions.out and so on. <text:s/></text:span></text:p>
      <text:h text:style-name="P8" text:outline-level="2">d0, d1, ... dN Folder</text:h>
      <text:p text:style-name="P16">Each one of these folders corresponds to a wave direction. <text:s/>These folders are generated when a response analysis is requested from oFreq. <text:s/>Response analysis is the most often requested type of analysis.</text:p>
      <text:p text:style-name="P16">Results are organized by wave directions. <text:s/>Directions are numbered from d0, counting up. <text:s/>The folder names do not state the actual wave direction. <text:s/>They only state its place in the sequence of wave directions. <text:s/>The sequence of folders corresponds to the sequence that they appear in the file "directions.out"</text:p>
      <text:p text:style-name="P16">For example, all wave directions are given a folder. <text:s/>They start from d0 and count up. <text:s/>The folder for d0 corresponds to the first wave direction listed in the file directions.out. <text:s/>The folder d1 corresponds to the second wave direction listed in the file directions.out and so on. <text:s/></text:p>
      <text:p text:style-name="P16">All outputs are listed under each folder for wave direction. <text:s/>Each output type is given its own file. <text:s/>All files are named with a .out extension. <text:s/>Within each file, outputs are listed by wave frequency.</text:p>
      <text:h text:style-name="P8" text:outline-level="2">rd0, rd1, ...rdN Folder {#rdfolder}</text:h>
      <text:p text:style-name="P16">These folders are just like the wave directions folders. <text:s/>Each folder name is specific to the sequence in the file "directions.out" <text:s/>The only difference is that these folders are generated when a resonant analysis is requested from oFreq. <text:s/>The folders are given a slightly different name for two reasons:</text:p>
      <text:list xml:id="list1570414713" text:style-name="L6">
        <text:list-item>
          <text:p text:style-name="P22">Prevent the folders overwriting any data in the d0, d1, ... dN folders.</text:p>
        </text:list-item>
        <text:list-item>
          <text:p text:style-name="P22">Provide a clear indicator that the outputs written to these folders are for a special type of analysis.</text:p>
        </text:list-item>
      </text:list>
      <text:h text:style-name="P10" text:outline-level="2"><text:span text:style-name="T5">Folder Contents</text:span></text:h>
      <text:p text:style-name="P23"><text:span text:style-name="T5">Each wave direction folder contains the following output files. <text:s/>For explanations of the contents for each output file, see the corresponding pages on the output.</text:span></text:p>
      <text:list xml:id="list533700270" text:style-name="L7">
        <text:list-item>
          <text:p text:style-name="P24"><text:span text:style-name="T5">body_encounter_frequency.out</text:span></text:p>
        </text:list-item>
        <text:list-item>
          <text:p text:style-name="P24"><text:span text:style-name="T5">wave_spectra.out</text:span></text:p>
        </text:list-item>
        <text:list-item>
          <text:p text:style-name="P24"><text:span text:style-name="T5">body_force.out</text:span></text:p>
        </text:list-item>
        <text:list-item>
          <text:p text:style-name="P24"><text:span text:style-name="T5">body_power.out</text:span></text:p>
        </text:list-item>
        <text:list-item>
          <text:p text:style-name="P24"><text:span text:style-name="T5">capture_width.out</text:span></text:p>
        </text:list-item>
        <text:list-item>
          <text:p text:style-name="P24"><text:span text:style-name="T5">efficiency_relative.out</text:span></text:p>
        </text:list-item>
        <text:list-item>
          <text:p text:style-name="P24"><text:span text:style-name="T5">efficiency_absolute.out</text:span></text:p>
        </text:list-item>
        <text:list-item>
          <text:p text:style-name="P24"><text:span text:style-name="T5">body_derivative.out</text:span></text:p>
        </text:list-item>
        <text:list-item>
          <text:p text:style-name="P24"><text:span text:style-name="T5">body_motion.out</text:span></text:p>
        </text:list-item>
        <text:list-item>
          <text:p text:style-name="P24"><text:soft-page-break/><text:span text:style-name="T5">body_velocity.out</text:span></text:p>
        </text:list-item>
        <text:list-item>
          <text:p text:style-name="P24"><text:span text:style-name="T5">body_acceleration.out</text:span></text:p>
        </text:list-item>
        <text:list-item>
          <text:p text:style-name="P24"><text:span text:style-name="T5">local_derivative.out</text:span></text:p>
        </text:list-item>
        <text:list-item>
          <text:p text:style-name="P24"><text:span text:style-name="T5">local_motion.out</text:span></text:p>
        </text:list-item>
        <text:list-item>
          <text:p text:style-name="P24"><text:span text:style-name="T5">local_velocity.out</text:span></text:p>
        </text:list-item>
        <text:list-item>
          <text:p text:style-name="P24"><text:span text:style-name="T5">local_acceleration.out</text:span></text:p>
        </text:list-item>
        <text:list-item>
          <text:p text:style-name="P24"><text:span text:style-name="T5">local_dyn_freeboard.out</text:span></text:p>
        </text:list-item>
        <text:list-item>
          <text:p text:style-name="P24"><text:span text:style-name="T5">local_msi.out</text:span></text:p>
        </text:list-item>
        <text:list-item>
          <text:p text:style-name="P24"><text:span text:style-name="T5">local_sma.out</text:span></text:p>
        </text:list-item>
        <text:list-item>
          <text:p text:style-name="P24"><text:span text:style-name="T5">custom1.out … custom25.out</text:span></text:p>
        </text:list-item>
      </text:list>
      <text:h text:style-name="DocHeading3" text:outline-level="3"><text:span text:style-name="T5">body_encounter_frequency.out</text:span></text:h>
      <text:p text:style-name="P23"><text:span text:style-name="T5">See file U04-0030.0003</text:span></text:p>
      <text:h text:style-name="DocHeading3" text:outline-level="3"><text:span text:style-name="T5">wave_spectra.out</text:span></text:h>
      <text:p text:style-name="P23"><text:span text:style-name="T5">See file U04-0030.0004</text:span></text:p>
      <text:h text:style-name="DocHeading3" text:outline-level="3"><text:span text:style-name="T5">body_force.out</text:span></text:h>
      <text:p text:style-name="P23"><text:span text:style-name="T5">See file U04-0030.0005</text:span></text:p>
      <text:h text:style-name="DocHeading3" text:outline-level="3"><text:span text:style-name="T5">body_power.out</text:span></text:h>
      <text:p text:style-name="P23"><text:span text:style-name="T5">See file U04-0030.0006</text:span></text:p>
      <text:h text:style-name="DocHeading3" text:outline-level="3"><text:span text:style-name="T5">capture_width.out</text:span></text:h>
      <text:p text:style-name="P23"><text:span text:style-name="T5">See file U04-0030.0007</text:span></text:p>
      <text:h text:style-name="DocHeading3" text:outline-level="3"><text:span text:style-name="T5">efficiency_relative.out</text:span></text:h>
      <text:p text:style-name="P23"><text:span text:style-name="T5">See file U04-0030.0008</text:span></text:p>
      <text:h text:style-name="DocHeading3" text:outline-level="3"><text:span text:style-name="T5">efficiency_absolute.out</text:span></text:h>
      <text:p text:style-name="P23"><text:span text:style-name="T5">See file U04-0030.0009</text:span></text:p>
      <text:h text:style-name="DocHeading3" text:outline-level="3"><text:span text:style-name="T5">body_derivative.out</text:span></text:h>
      <text:p text:style-name="P23"><text:span text:style-name="T5">See file U04-0030.0010</text:span></text:p>
      <text:h text:style-name="DocHeading3" text:outline-level="3"><text:soft-page-break/><text:span text:style-name="T5">body_motion.out</text:span></text:h>
      <text:p text:style-name="P23"><text:span text:style-name="T5">See file U04-0030.0011</text:span></text:p>
      <text:h text:style-name="DocHeading3" text:outline-level="3"><text:span text:style-name="T5">body_velocity.out</text:span></text:h>
      <text:p text:style-name="P23"><text:span text:style-name="T5">See file U04-0030.0012</text:span></text:p>
      <text:h text:style-name="DocHeading3" text:outline-level="3"><text:span text:style-name="T5">body_acceleration.out</text:span></text:h>
      <text:p text:style-name="P23"><text:span text:style-name="T5">See file U04-0030.0013</text:span></text:p>
      <text:h text:style-name="DocHeading3" text:outline-level="3"><text:span text:style-name="T5">local_derivative.out</text:span></text:h>
      <text:p text:style-name="P23"><text:span text:style-name="T5">See file U04-0030.0020</text:span></text:p>
      <text:h text:style-name="DocHeading3" text:outline-level="3"><text:span text:style-name="T5">local_motion.out</text:span></text:h>
      <text:p text:style-name="P23"><text:span text:style-name="T5">See file U04-0030.0021</text:span></text:p>
      <text:h text:style-name="DocHeading3" text:outline-level="3"><text:span text:style-name="T5">local_velocity.out</text:span></text:h>
      <text:p text:style-name="P23"><text:span text:style-name="T5">See file U04-0030.0022</text:span></text:p>
      <text:h text:style-name="DocHeading3" text:outline-level="3"><text:span text:style-name="T5">local_acceleration.out</text:span></text:h>
      <text:p text:style-name="P23"><text:span text:style-name="T5">See file U04-0030.0023</text:span></text:p>
      <text:h text:style-name="DocHeading3" text:outline-level="3"><text:span text:style-name="T5">local_dyn_freeboard.out</text:span></text:h>
      <text:p text:style-name="P23"><text:span text:style-name="T5">See file U04-0030.0025</text:span></text:p>
      <text:h text:style-name="DocHeading3" text:outline-level="3"><text:span text:style-name="T5">local_msi.out</text:span></text:h>
      <text:p text:style-name="Text_20_body"><text:span text:style-name="T5"/></text:p>
      <text:h text:style-name="DocHeading3" text:outline-level="3"><text:span text:style-name="T5">local_sma.out</text:span></text:h>
      <text:p text:style-name="Text_20_body"><text:span text:style-name="T5"/></text:p>
      <text:h text:style-name="DocHeading3" text:outline-level="3"><text:span text:style-name="T5">custom1.out … custom25.out</text:span></text:h>
      <text:p text:style-name="Text_20_body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10.0003_directory_structure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10.0003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4:41:11</meta:creation-date>
    <meta:editing-cycles>3</meta:editing-cycles>
    <meta:editing-duration>P0D</meta:editing-duration>
    <dc:description>Layout of the directory structure.</dc:description>
    <dc:subject>U04-0010.0003</dc:subject>
    <dc:title>Directory Structure</dc:title>
    <dc:date>2014-04-21T15:22:51</dc:date>
    <meta:document-statistic meta:table-count="0" meta:image-count="0" meta:object-count="0" meta:page-count="6" meta:paragraph-count="138" meta:word-count="1316" meta:character-count="8408" meta:non-whitespace-character-count="7200"/>
    <meta:user-defined meta:name="Info 1"/>
    <meta:user-defined meta:name="Info 2"/>
    <meta:user-defined meta:name="Info 3"/>
    <meta:user-defined meta:name="Info 4"/>
  </office:meta>
</office:document-meta>
</file>